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rive.google.com/file/d/1jyf15O7CApszcv3XkY-M8Qe0zzvj67--/view?usp=drive_link" text:style-name="Internet_20_link" text:visited-style-name="Visited_20_Internet_20_Link">https://drive.google.com/file/d/1jyf15O7CApszcv3XkY-M8Qe0zzvj67--/view?usp=drive_link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7:28:40.363000000</meta:creation-date>
    <dc:date>2024-12-09T17:28:44.979000000</dc:date>
    <meta:editing-duration>PT4S</meta:editing-duration>
    <meta:editing-cycles>1</meta:editing-cycles>
    <meta:document-statistic meta:table-count="0" meta:image-count="0" meta:object-count="0" meta:page-count="1" meta:paragraph-count="1" meta:word-count="2" meta:character-count="85" meta:non-whitespace-character-count="85"/>
    <meta:generator>LibreOffice/24.8.3.2$Windows_X86_64 LibreOffice_project/48a6bac9e7e268aeb4c3483fcf825c94556d9f92</meta:generator>
  </office:meta>
</office:document-meta>
</file>